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949" officeooo:paragraph-rsid="0001f949"/>
    </style:style>
    <style:style style:name="P2" style:family="paragraph" style:parent-style-name="Standard">
      <style:text-properties officeooo:rsid="00042b35" officeooo:paragraph-rsid="00042b35"/>
    </style:style>
    <style:style style:name="P3" style:family="paragraph" style:parent-style-name="Standard">
      <style:text-properties fo:color="#c9211e" loext:opacity="100%" officeooo:rsid="00042b35" officeooo:paragraph-rsid="00042b35"/>
    </style:style>
    <style:style style:name="P4" style:family="paragraph" style:parent-style-name="Standard">
      <style:text-properties officeooo:rsid="0006649a" officeooo:paragraph-rsid="0006649a"/>
    </style:style>
    <style:style style:name="P5" style:family="paragraph" style:parent-style-name="Standard">
      <style:text-properties officeooo:rsid="00078502" officeooo:paragraph-rsid="00078502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ebe2" officeooo:paragraph-rsid="0007ebe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7ebe2" officeooo:paragraph-rsid="0007ebe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00d7" officeooo:paragraph-rsid="000b00d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ebe2" officeooo:paragraph-rsid="0007ebe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b00d7" officeooo:paragraph-rsid="000b00d7" style:font-weight-asian="normal" style:font-weight-complex="normal"/>
    </style:style>
    <style:style style:name="T1" style:family="text">
      <style:text-properties officeooo:rsid="0009913f"/>
    </style:style>
    <style:style style:name="T2" style:family="text">
      <style:text-properties officeooo:rsid="000bea22"/>
    </style:style>
    <style:style style:name="T3" style:family="text">
      <style:text-properties officeooo:rsid="000dc388"/>
    </style:style>
    <style:style style:name="T4" style:family="text">
      <style:text-properties officeooo:rsid="00127de8"/>
    </style:style>
    <style:style style:name="T5" style:family="text">
      <style:text-properties officeooo:rsid="001410d1"/>
    </style:style>
    <style:style style:name="T6" style:family="text">
      <style:text-properties officeooo:rsid="00160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Filter Operators<text:tab/><text:tab/><text:tab/><text:tab/><text:tab/><text:tab/><text:tab/><text:tab/><text:tab/>15/03/2023</text:p>
      <text:p text:style-name="P1"/>
      <text:p text:style-name="P2">$lt – menor que &lt;</text:p>
      <text:p text:style-name="P2">$l<text:span text:style-name="T3">t</text:span>e – menor ou igual &lt;=</text:p>
      <text:p text:style-name="P2">$gt – maior que &gt;</text:p>
      <text:p text:style-name="P2">$gte – maior ou igual &gt;=</text:p>
      <text:p text:style-name="P2">$eq – igual =</text:p>
      <text:p text:style-name="P2">$ne – diferente !=, &lt;&gt;</text:p>
      <text:p text:style-name="P2"/>
      <text:p text:style-name="P3">$in – dentro de</text:p>
      <text:p text:style-name="P3">$nin – não esta dentro de</text:p>
      <text:p text:style-name="P2"/>
      <text:p text:style-name="P4">$and – todas opções forem true</text:p>
      <text:p text:style-name="P4">$or – <text:span text:style-name="T5">OU</text:span></text:p>
      <text:p text:style-name="P4">$not – <text:span text:style-name="T4">operação de negação </text:span><text:span text:style-name="T6">(NAO POSSUEM)</text:span></text:p>
      <text:p text:style-name="P4">$nor – uma opção for false</text:p>
      <text:p text:style-name="P4"/>
      <text:p text:style-name="P5">$exits – verifica a existência de um atributo</text:p>
      <text:p text:style-name="P5">.sort() - ordena</text:p>
      <text:p text:style-name="P5"/>
      <text:p text:style-name="P5"/>
      <text:p text:style-name="P6">Operadores de Comparação</text:p>
      <text:p text:style-name="P6"/>
      <text:p text:style-name="P9">.<text:span text:style-name="T1">find() - </text:span><text:span text:style-name="T2">selecionar todos os documentos</text:span></text:p>
      <text:p text:style-name="P9">.<text:span text:style-name="T1">countDocuments()</text:span></text:p>
      <text:p text:style-name="P9">.<text:span text:style-name="T1">update()</text:span></text:p>
      <text:p text:style-name="P7"/>
      <text:p text:style-name="P8">O operador segue o exemplo abaixo:</text:p>
      <text:p text:style-name="P10"/>
      <text:p text:style-name="P9">{ &lt;campo&gt;: { &lt;operador&gt;: &lt;valor&gt; } }</text:p>
      <text:p text:style-name="P9"/>
      <text:p text:style-name="P9">db.inventory.find({ qty: { $lt: 20 } }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23:51:11.377989213</meta:creation-date>
    <dc:date>2023-03-17T13:20:09.622478029</dc:date>
    <meta:editing-duration>PT2H9M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96" meta:character-count="562" meta:non-whitespace-character-count="467"/>
  </office:meta>
</office:document-meta>
</file>